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4.329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2.233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71cm" svg:height="4.766cm" svg:x="25.383cm" svg:y="0.717cm">
            <draw:object draw:notify-on-update-of-ranges="Sheet1.N2:Sheet1.N2 Sheet1.N3:Sheet1.N9 Sheet1.O2:Sheet1.O2 Sheet1.O3:Sheet1.O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17cm" svg:height="4.8cm" svg:x="25.385cm" svg:y="6.923cm">
            <draw:object draw:notify-on-update-of-ranges="Sheet1.N13:Sheet1.N13 Sheet1.N14:Sheet1.N20 Sheet1.O13:Sheet1.O13 Sheet1.O14:Sheet1.O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362cm" svg:height="4.827cm" svg:x="25.385cm" svg:y="12.826cm">
            <draw:object draw:notify-on-update-of-ranges="Sheet1.N24:Sheet1.N24 Sheet1.N25:Sheet1.N31 Sheet1.O24:Sheet1.O24 Sheet1.O25:Sheet1.O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.107cm" svg:height="4.827cm" svg:x="25.44cm" svg:y="18.894cm">
            <draw:object draw:notify-on-update-of-ranges="Sheet1.N35:Sheet1.N35 Sheet1.N36:Sheet1.N42 Sheet1.O35:Sheet1.O35 Sheet1.O36:Sheet1.O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527cm" svg:height="4.855cm" svg:x="25.385cm" svg:y="24.962cm">
            <draw:object draw:notify-on-update-of-ranges="Sheet1.N46:Sheet1.N46 Sheet1.N47:Sheet1.N53 Sheet1.O46:Sheet1.O46 Sheet1.O47:Sheet1.O5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.815cm" svg:height="5.544cm" svg:x="25.215cm" svg:y="30.837cm">
            <draw:object draw:notify-on-update-of-ranges="Sheet1.O57:Sheet1.O57 Sheet1.O58:Sheet1.O6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ndl_ avg</text:p>
          </table:table-cell>
          <table:table-cell table:style-name="ce1" office:value-type="string" calcext:value-type="string">
            <text:p>sndl_max</text:p>
          </table:table-cell>
          <table:table-cell table:style-name="ce1" office:value-type="string" calcext:value-type="string">
            <text:p>mc_avg</text:p>
          </table:table-cell>
          <table:table-cell table:style-name="ce1" office:value-type="string" calcext:value-type="string">
            <text:p>r_v</text:p>
          </table:table-cell>
          <table:table-cell table:style-name="ce1" office:value-type="string" calcext:value-type="string">
            <text:p>r_c</text:p>
          </table:table-cell>
          <table:table-cell table:style-name="ce1" table:number-columns-repeated="2"/>
          <table:table-cell table:style-name="ce4" office:value-type="string" calcext:value-type="string">
            <text:p>c</text:p>
          </table:table-cell>
          <table:table-cell table:style-name="ce1" office:value-type="string" calcext:value-type="string">
            <text:p>mc_avg / sndl_avg</text:p>
          </table:table-cell>
          <table:table-cell/>
          <table:table-cell table:style-name="ce1" table:number-columns-repeated="2"/>
          <table:table-cell table:number-columns-repeated="4"/>
          <table:table-cell table:style-name="ce7" table:number-columns-repeated="100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float" office:value="6859" calcext:value-type="float">
            <text:p>6859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6" table:formula="of:=POWER(0.239 * [.D3]; 0.333)" office:value-type="float" office:value="5.56031702694134" calcext:value-type="float">
            <text:p>5.56</text:p>
          </table:table-cell>
          <table:table-cell table:style-name="ce6" table:formula="of:=1/[.I3]" office:value-type="float" office:value="8.47457627118644" calcext:value-type="float">
            <text:p>8.47</text:p>
          </table:table-cell>
          <table:table-cell table:style-name="ce3"/>
          <table:table-cell table:style-name="ce6"/>
          <table:table-cell table:formula="of:=[.$F3]/0.707" office:value-type="float" office:value="0.900990099009901" calcext:value-type="float">
            <text:p>0.90</text:p>
          </table:table-cell>
          <table:table-cell table:formula="of:=13.6*[.I3]/[.G3]" office:value-type="float" office:value="0.996770186335404" calcext:value-type="float">
            <text:p>1.00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float" office:value="6406" calcext:value-type="float">
            <text:p>6406</text:p>
          </table:table-cell>
          <table:table-cell table:style-name="ce3" office:value-type="float" office:value="2905" calcext:value-type="float">
            <text:p>290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.252" calcext:value-type="float">
            <text:p>0.252</text:p>
          </table:table-cell>
          <table:table-cell table:style-name="ce3" office:value-type="float" office:value="1.84" calcext:value-type="float">
            <text:p>1.84</text:p>
          </table:table-cell>
          <table:table-cell table:style-name="ce3" office:value-type="float" office:value="7.09" calcext:value-type="float">
            <text:p>7.09</text:p>
          </table:table-cell>
          <table:table-cell table:style-name="ce3" office:value-type="float" office:value="0.093" calcext:value-type="float">
            <text:p>0.093</text:p>
          </table:table-cell>
          <table:table-cell table:style-name="ce6" table:formula="of:=POWER(0.239 * [.D4]; 0.333)" office:value-type="float" office:value="5.75567900999202" calcext:value-type="float">
            <text:p>5.76</text:p>
          </table:table-cell>
          <table:table-cell table:style-name="ce6" table:formula="of:=1/[.I4]" office:value-type="float" office:value="10.752688172043" calcext:value-type="float">
            <text:p>10.75</text:p>
          </table:table-cell>
          <table:table-cell table:style-name="ce3"/>
          <table:table-cell table:style-name="ce6"/>
          <table:table-cell table:formula="of:=[.$F4]/0.707" office:value-type="float" office:value="0.356435643564356" calcext:value-type="float">
            <text:p>0.36</text:p>
          </table:table-cell>
          <table:table-cell table:formula="of:=13.6*[.I4]/[.G4]" office:value-type="float" office:value="0.687391304347826" calcext:value-type="float">
            <text:p>0.69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float" office:value="7794" calcext:value-type="float">
            <text:p>7794</text:p>
          </table:table-cell>
          <table:table-cell table:style-name="ce3" office:value-type="float" office:value="3261" calcext:value-type="float">
            <text:p>326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5.63" calcext:value-type="float">
            <text:p>5.63</text:p>
          </table:table-cell>
          <table:table-cell table:style-name="ce3" office:value-type="float" office:value="0.108" calcext:value-type="float">
            <text:p>0.108</text:p>
          </table:table-cell>
          <table:table-cell table:style-name="ce6" table:formula="of:=POWER(0.239 * [.D5]; 0.333)" office:value-type="float" office:value="5.99638801695288" calcext:value-type="float">
            <text:p>6.00</text:p>
          </table:table-cell>
          <table:table-cell table:style-name="ce6" table:formula="of:=1/[.I5]" office:value-type="float" office:value="9.25925925925926" calcext:value-type="float">
            <text:p>9.26</text:p>
          </table:table-cell>
          <table:table-cell table:style-name="ce3"/>
          <table:table-cell table:style-name="ce6"/>
          <table:table-cell table:formula="of:=[.$F5]/0.707" office:value-type="float" office:value="0.615275813295615" calcext:value-type="float">
            <text:p>0.62</text:p>
          </table:table-cell>
          <table:table-cell table:formula="of:=13.6*[.I5]/[.G5]" office:value-type="float" office:value="0.811491712707182" calcext:value-type="float">
            <text:p>0.81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float" office:value="5970" calcext:value-type="float">
            <text:p>5970</text:p>
          </table:table-cell>
          <table:table-cell table:style-name="ce3" office:value-type="float" office:value="2640" calcext:value-type="float">
            <text:p>2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.474" calcext:value-type="float">
            <text:p>0.474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0.094" calcext:value-type="float">
            <text:p>0.094</text:p>
          </table:table-cell>
          <table:table-cell table:style-name="ce6" table:formula="of:=POWER(0.239 * [.D6]; 0.333)" office:value-type="float" office:value="5.92509315374837" calcext:value-type="float">
            <text:p>5.93</text:p>
          </table:table-cell>
          <table:table-cell table:style-name="ce6" table:formula="of:=1/[.I6]" office:value-type="float" office:value="10.6382978723404" calcext:value-type="float">
            <text:p>10.64</text:p>
          </table:table-cell>
          <table:table-cell table:style-name="ce3"/>
          <table:table-cell table:style-name="ce6"/>
          <table:table-cell table:formula="of:=[.$F6]/0.707" office:value-type="float" office:value="0.67043847241867" calcext:value-type="float">
            <text:p>0.67</text:p>
          </table:table-cell>
          <table:table-cell table:formula="of:=13.6*[.I6]/[.G6]" office:value-type="float" office:value="0.629753694581281" calcext:value-type="float">
            <text:p>0.63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float" office:value="5883" calcext:value-type="float">
            <text:p>5883</text:p>
          </table:table-cell>
          <table:table-cell table:style-name="ce3" office:value-type="float" office:value="2672" calcext:value-type="float">
            <text:p>267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5.46" calcext:value-type="float">
            <text:p>5.46</text:p>
          </table:table-cell>
          <table:table-cell table:style-name="ce3" office:value-type="float" office:value="0.133" calcext:value-type="float">
            <text:p>0.133</text:p>
          </table:table-cell>
          <table:table-cell table:style-name="ce6" table:formula="of:=POWER(0.239 * [.D7]; 0.333)" office:value-type="float" office:value="4.20300571780594" calcext:value-type="float">
            <text:p>4.20</text:p>
          </table:table-cell>
          <table:table-cell table:style-name="ce6" table:formula="of:=1/[.I7]" office:value-type="float" office:value="7.5187969924812" calcext:value-type="float">
            <text:p>7.52</text:p>
          </table:table-cell>
          <table:table-cell table:style-name="ce3"/>
          <table:table-cell table:style-name="ce6"/>
          <table:table-cell table:formula="of:=[.$F7]/0.707" office:value-type="float" office:value="1" calcext:value-type="float">
            <text:p>1.00</text:p>
          </table:table-cell>
          <table:table-cell table:formula="of:=13.6*[.I7]/[.G7]" office:value-type="float" office:value="0.942083333333333" calcext:value-type="float">
            <text:p>0.94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float" office:value="7087" calcext:value-type="float">
            <text:p>7087</text:p>
          </table:table-cell>
          <table:table-cell table:style-name="ce3" office:value-type="float" office:value="3037" calcext:value-type="float">
            <text:p>303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5.76" calcext:value-type="float">
            <text:p>5.76</text:p>
          </table:table-cell>
          <table:table-cell table:style-name="ce3" office:value-type="float" office:value="0.104" calcext:value-type="float">
            <text:p>0.104</text:p>
          </table:table-cell>
          <table:table-cell table:style-name="ce6" table:formula="of:=POWER(0.239 * [.D8]; 0.333)" office:value-type="float" office:value="5.64605921813039" calcext:value-type="float">
            <text:p>5.65</text:p>
          </table:table-cell>
          <table:table-cell table:style-name="ce6" table:formula="of:=1/[.I8]" office:value-type="float" office:value="9.61538461538462" calcext:value-type="float">
            <text:p>9.62</text:p>
          </table:table-cell>
          <table:table-cell table:style-name="ce3"/>
          <table:table-cell table:style-name="ce6"/>
          <table:table-cell table:formula="of:=[.$F8]/0.707" office:value-type="float" office:value="0.741159830268741" calcext:value-type="float">
            <text:p>0.74</text:p>
          </table:table-cell>
          <table:table-cell table:formula="of:=13.6*[.I8]/[.G8]" office:value-type="float" office:value="0.686601941747573" calcext:value-type="float">
            <text:p>0.69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float" office:value="7395" calcext:value-type="float">
            <text:p>7395</text:p>
          </table:table-cell>
          <table:table-cell table:style-name="ce3" office:value-type="float" office:value="3071" calcext:value-type="float">
            <text:p>307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5.77" calcext:value-type="float">
            <text:p>5.77</text:p>
          </table:table-cell>
          <table:table-cell table:style-name="ce3" office:value-type="float" office:value="0.116" calcext:value-type="float">
            <text:p>0.116</text:p>
          </table:table-cell>
          <table:table-cell table:style-name="ce6" table:formula="of:=POWER(0.239 * [.D9]; 0.333)" office:value-type="float" office:value="5.22263449476886" calcext:value-type="float">
            <text:p>5.22</text:p>
          </table:table-cell>
          <table:table-cell table:style-name="ce6" table:formula="of:=1/[.I9]" office:value-type="float" office:value="8.62068965517241" calcext:value-type="float">
            <text:p>8.62</text:p>
          </table:table-cell>
          <table:table-cell table:style-name="ce3"/>
          <table:table-cell table:style-name="ce6"/>
          <table:table-cell table:formula="of:=[.$F9]/0.707" office:value-type="float" office:value="0.900990099009901" calcext:value-type="float">
            <text:p>0.90</text:p>
          </table:table-cell>
          <table:table-cell table:formula="of:=13.6*[.I9]/[.G9]" office:value-type="float" office:value="0.682943722943723" calcext:value-type="float">
            <text:p>0.68</text:p>
          </table:table-cell>
          <table:table-cell/>
          <table:table-cell table:style-name="ce6" table:number-columns-repeated="2"/>
          <table:table-cell table:number-columns-repeated="1006"/>
        </table:table-row>
        <table:table-row table:style-name="ro3">
          <table:table-cell table:style-name="ce3" table:number-columns-repeated="12"/>
          <table:table-cell table:style-name="ce7"/>
          <table:table-cell table:number-columns-repeated="2" table:style-name="ce4" office:value-type="string" calcext:value-type="string">
            <text:p>NORMALISED</text:p>
          </table:table-cell>
          <table:table-cell/>
          <table:table-cell table:style-name="ce4" table:number-columns-repeated="2"/>
          <table:table-cell table:number-columns-repeated="1006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cell surface area</text:p>
          </table:table-cell>
          <table:table-cell table:style-name="ce3" table:number-columns-repeated="11"/>
          <table:table-cell table:style-name="Default"/>
          <table:table-cell table:style-name="ce3" table:number-columns-repeated="4"/>
          <table:table-cell table:number-columns-repeated="1006"/>
        </table:table-row>
        <table:table-row table:style-name="ro3"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cacium concentration ratio (basal / apical)</text:p>
          </table:table-cell>
          <table:table-cell table:style-name="ce3" table:number-columns-repeated="11"/>
          <table:table-cell table:style-name="Default"/>
          <table:table-cell table:style-name="ce3" table:number-columns-repeated="4"/>
          <table:table-cell table:number-columns-repeated="1006"/>
        </table:table-row>
        <table:table-row table:style-name="ro3">
          <table:table-cell table:style-name="ce4" office:value-type="string" calcext:value-type="string">
            <text:p>mc</text:p>
          </table:table-cell>
          <table:table-cell table:style-name="ce5" office:value-type="string" calcext:value-type="string">
            <text:p>mean surface curvature at each node</text:p>
          </table:table-cell>
          <table:table-cell table:style-name="ce3" table:number-columns-repeated="11"/>
          <table:table-cell table:style-name="ce4" office:value-type="string" calcext:value-type="string">
            <text:p>c</text:p>
          </table:table-cell>
          <table:table-cell table:style-name="ce1" office:value-type="string" calcext:value-type="string">
            <text:p>1 / (sndl_max * r_v)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n</text:p>
          </table:table-cell>
          <table:table-cell table:style-name="ce5" office:value-type="string" calcext:value-type="string">
            <text:p>number of nodes</text:p>
          </table:table-cell>
          <table:table-cell table:style-name="ce3" table:number-columns-repeated="11"/>
          <table:table-cell table:formula="of:=[.$N3]" office:value-type="float" office:value="0.900990099009901" calcext:value-type="float">
            <text:p>0.90</text:p>
          </table:table-cell>
          <table:table-cell table:formula="of:=23/([.H3]*[.J3])" office:value-type="float" office:value="0.698725471283478" calcext:value-type="float">
            <text:p>0.70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r_c</text:p>
          </table:table-cell>
          <table:table-cell table:style-name="ce5" office:value-type="string" calcext:value-type="string">
            <text:p>radius derived from curvature</text:p>
          </table:table-cell>
          <table:table-cell table:style-name="ce3" table:number-columns-repeated="11"/>
          <table:table-cell table:formula="of:=[.$N4]" office:value-type="float" office:value="0.356435643564356" calcext:value-type="float">
            <text:p>0.36</text:p>
          </table:table-cell>
          <table:table-cell table:formula="of:=23/([.H4]*[.J4])" office:value-type="float" office:value="0.563618234463259" calcext:value-type="float">
            <text:p>0.56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r_v</text:p>
          </table:table-cell>
          <table:table-cell table:style-name="ce5" office:value-type="string" calcext:value-type="string">
            <text:p>radius derived from volume</text:p>
          </table:table-cell>
          <table:table-cell table:style-name="ce3" table:number-columns-repeated="11"/>
          <table:table-cell table:formula="of:=[.$N5]" office:value-type="float" office:value="0.615275813295615" calcext:value-type="float">
            <text:p>0.62</text:p>
          </table:table-cell>
          <table:table-cell table:formula="of:=23/([.H5]*[.J5])" office:value-type="float" office:value="0.681286390623106" calcext:value-type="float">
            <text:p>0.68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sn</text:p>
          </table:table-cell>
          <table:table-cell table:style-name="ce5" office:value-type="string" calcext:value-type="string">
            <text:p>number of surface nodes</text:p>
          </table:table-cell>
          <table:table-cell table:style-name="ce3" table:number-columns-repeated="11"/>
          <table:table-cell table:formula="of:=[.$N6]" office:value-type="float" office:value="0.67043847241867" calcext:value-type="float">
            <text:p>0.67</text:p>
          </table:table-cell>
          <table:table-cell table:formula="of:=23/([.H6]*[.J6])" office:value-type="float" office:value="0.679824082295413" calcext:value-type="float">
            <text:p>0.68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sndl</text:p>
          </table:table-cell>
          <table:table-cell table:style-name="ce5" office:value-type="string" calcext:value-type="string">
            <text:p>surface node distance to nearest lumen</text:p>
          </table:table-cell>
          <table:table-cell table:style-name="ce3" table:number-columns-repeated="11"/>
          <table:table-cell table:formula="of:=[.$N7]" office:value-type="float" office:value="1" calcext:value-type="float">
            <text:p>1.00</text:p>
          </table:table-cell>
          <table:table-cell table:formula="of:=23/([.H7]*[.J7])" office:value-type="float" office:value="1.00224803278479" calcext:value-type="float">
            <text:p>1.00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cell volume</text:p>
          </table:table-cell>
          <table:table-cell table:style-name="ce3" table:number-columns-repeated="11"/>
          <table:table-cell table:formula="of:=[.$N8]" office:value-type="float" office:value="0.741159830268741" calcext:value-type="float">
            <text:p>0.74</text:p>
          </table:table-cell>
          <table:table-cell table:formula="of:=23/([.H8]*[.J8])" office:value-type="float" office:value="0.707228776973012" calcext:value-type="float">
            <text:p>0.71</text:p>
          </table:table-cell>
          <table:table-cell table:style-name="ce3" table:number-columns-repeated="3"/>
          <table:table-cell table:number-columns-repeated="1006"/>
        </table:table-row>
        <table:table-row table:style-name="ro3">
          <table:table-cell table:number-columns-repeated="13"/>
          <table:table-cell table:formula="of:=[.$N9]" office:value-type="float" office:value="0.900990099009901" calcext:value-type="float">
            <text:p>0.90</text:p>
          </table:table-cell>
          <table:table-cell table:formula="of:=23/([.H9]*[.J9])" office:value-type="float" office:value="0.763242226881541" calcext:value-type="float">
            <text:p>0.76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number-columns-repeated="2" table:style-name="ce4" office:value-type="string" calcext:value-type="string">
            <text:p>NORMALISED</text:p>
          </table:table-cell>
          <table:table-cell table:number-columns-repeated="1009"/>
        </table:table-row>
        <table:table-row table:style-name="ro3" table:number-rows-repeated="2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3">
          <table:table-cell table:number-columns-repeated="13"/>
          <table:table-cell table:style-name="ce4" office:value-type="string" calcext:value-type="string">
            <text:p>c</text:p>
          </table:table-cell>
          <table:table-cell table:style-name="ce1" office:value-type="string" calcext:value-type="string">
            <text:p>1 / (sndl_max * r_c)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4]" office:value-type="float" office:value="0.900990099009901" calcext:value-type="float">
            <text:p>0.90</text:p>
          </table:table-cell>
          <table:table-cell table:formula="of:=41/([.H3]*[.K3])" office:value-type="float" office:value="0.81722972972973" calcext:value-type="float">
            <text:p>0.82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5]" office:value-type="float" office:value="0.356435643564356" calcext:value-type="float">
            <text:p>0.36</text:p>
          </table:table-cell>
          <table:table-cell table:formula="of:=41/([.H4]*[.K4])" office:value-type="float" office:value="0.537799717912554" calcext:value-type="float">
            <text:p>0.54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6]" office:value-type="float" office:value="0.615275813295615" calcext:value-type="float">
            <text:p>0.62</text:p>
          </table:table-cell>
          <table:table-cell table:formula="of:=41/([.H5]*[.K5])" office:value-type="float" office:value="0.786500888099467" calcext:value-type="float">
            <text:p>0.79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7]" office:value-type="float" office:value="0.67043847241867" calcext:value-type="float">
            <text:p>0.67</text:p>
          </table:table-cell>
          <table:table-cell table:formula="of:=41/([.H6]*[.K6])" office:value-type="float" office:value="0.674956217162874" calcext:value-type="float">
            <text:p>0.67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8]" office:value-type="float" office:value="1" calcext:value-type="float">
            <text:p>1.00</text:p>
          </table:table-cell>
          <table:table-cell table:formula="of:=41/([.H7]*[.K7])" office:value-type="float" office:value="0.998717948717949" calcext:value-type="float">
            <text:p>1.00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19]" office:value-type="float" office:value="0.741159830268741" calcext:value-type="float">
            <text:p>0.74</text:p>
          </table:table-cell>
          <table:table-cell table:formula="of:=41/([.H8]*[.K8])" office:value-type="float" office:value="0.740277777777777" calcext:value-type="float">
            <text:p>0.74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0]" office:value-type="float" office:value="0.900990099009901" calcext:value-type="float">
            <text:p>0.90</text:p>
          </table:table-cell>
          <table:table-cell table:formula="of:=41/([.H9]*[.K9])" office:value-type="float" office:value="0.824263431542462" calcext:value-type="float">
            <text:p>0.82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number-columns-repeated="2" table:style-name="ce4" office:value-type="string" calcext:value-type="string">
            <text:p>NORMALISED</text:p>
          </table:table-cell>
          <table:table-cell table:number-columns-repeated="1009"/>
        </table:table-row>
        <table:table-row table:style-name="ro3" table:number-rows-repeated="2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3">
          <table:table-cell table:number-columns-repeated="13"/>
          <table:table-cell table:style-name="ce4" office:value-type="string" calcext:value-type="string">
            <text:p>c</text:p>
          </table:table-cell>
          <table:table-cell table:style-name="ce1" office:value-type="string" calcext:value-type="string">
            <text:p>1 / (sndl_max * r_v * r_c)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5]" office:value-type="float" office:value="0.900990099009901" calcext:value-type="float">
            <text:p>0.90</text:p>
          </table:table-cell>
          <table:table-cell table:formula="of:=172/([.H3]*[.J3]*[.K3])" office:value-type="float" office:value="0.616579659355194" calcext:value-type="float">
            <text:p>0.62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6]" office:value-type="float" office:value="0.356435643564356" calcext:value-type="float">
            <text:p>0.36</text:p>
          </table:table-cell>
          <table:table-cell table:formula="of:=172/([.H4]*[.J4]*[.K4])" office:value-type="float" office:value="0.391984229498883" calcext:value-type="float">
            <text:p>0.39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7]" office:value-type="float" office:value="0.615275813295615" calcext:value-type="float">
            <text:p>0.62</text:p>
          </table:table-cell>
          <table:table-cell table:formula="of:=172/([.H5]*[.J5]*[.K5])" office:value-type="float" office:value="0.550242434444122" calcext:value-type="float">
            <text:p>0.55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8]" office:value-type="float" office:value="0.67043847241867" calcext:value-type="float">
            <text:p>0.67</text:p>
          </table:table-cell>
          <table:table-cell table:formula="of:=172/([.H6]*[.J6]*[.K6])" office:value-type="float" office:value="0.477886772284881" calcext:value-type="float">
            <text:p>0.48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29]" office:value-type="float" office:value="1" calcext:value-type="float">
            <text:p>1.00</text:p>
          </table:table-cell>
          <table:table-cell table:formula="of:=172/([.H7]*[.J7]*[.K7])" office:value-type="float" office:value="0.996844608608034" calcext:value-type="float">
            <text:p>1.00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0]" office:value-type="float" office:value="0.741159830268741" calcext:value-type="float">
            <text:p>0.74</text:p>
          </table:table-cell>
          <table:table-cell table:formula="of:=172/([.H8]*[.J8]*[.K8])" office:value-type="float" office:value="0.550039494021445" calcext:value-type="float">
            <text:p>0.55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1]" office:value-type="float" office:value="0.900990099009901" calcext:value-type="float">
            <text:p>0.90</text:p>
          </table:table-cell>
          <table:table-cell table:formula="of:=172/([.H9]*[.J9]*[.K9])" office:value-type="float" office:value="0.662096039597414" calcext:value-type="float">
            <text:p>0.66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number-columns-repeated="2" table:style-name="ce4" office:value-type="string" calcext:value-type="string">
            <text:p>NORMALISED</text:p>
          </table:table-cell>
          <table:table-cell table:number-columns-repeated="1009"/>
        </table:table-row>
        <table:table-row table:style-name="ro3" table:number-rows-repeated="2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3">
          <table:table-cell table:number-columns-repeated="13"/>
          <table:table-cell table:style-name="ce4" office:value-type="string" calcext:value-type="string">
            <text:p>c</text:p>
          </table:table-cell>
          <table:table-cell table:style-name="ce1" office:value-type="string" calcext:value-type="string">
            <text:p>sndl_avg / sndl_max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6]" office:value-type="float" office:value="0.900990099009901" calcext:value-type="float">
            <text:p>0.90</text:p>
          </table:table-cell>
          <table:table-cell table:formula="of:=2.5*[.G3]/[.H3]" office:value-type="float" office:value="0.679898648648649" calcext:value-type="float">
            <text:p>0.68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7]" office:value-type="float" office:value="0.356435643564356" calcext:value-type="float">
            <text:p>0.36</text:p>
          </table:table-cell>
          <table:table-cell table:formula="of:=2.5*[.G4]/[.H4]" office:value-type="float" office:value="0.648801128349788" calcext:value-type="float">
            <text:p>0.65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8]" office:value-type="float" office:value="0.615275813295615" calcext:value-type="float">
            <text:p>0.62</text:p>
          </table:table-cell>
          <table:table-cell table:formula="of:=2.5*[.G5]/[.H5]" office:value-type="float" office:value="0.803730017761989" calcext:value-type="float">
            <text:p>0.80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39]" office:value-type="float" office:value="0.67043847241867" calcext:value-type="float">
            <text:p>0.67</text:p>
          </table:table-cell>
          <table:table-cell table:formula="of:=2.5*[.G6]/[.H6]" office:value-type="float" office:value="0.888791593695271" calcext:value-type="float">
            <text:p>0.89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40]" office:value-type="float" office:value="1" calcext:value-type="float">
            <text:p>1.00</text:p>
          </table:table-cell>
          <table:table-cell table:formula="of:=2.5*[.G7]/[.H7]" office:value-type="float" office:value="0.879120879120879" calcext:value-type="float">
            <text:p>0.88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41]" office:value-type="float" office:value="0.741159830268741" calcext:value-type="float">
            <text:p>0.74</text:p>
          </table:table-cell>
          <table:table-cell table:formula="of:=2.5*[.G8]/[.H8]" office:value-type="float" office:value="0.894097222222222" calcext:value-type="float">
            <text:p>0.89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formula="of:=[.$N42]" office:value-type="float" office:value="0.900990099009901" calcext:value-type="float">
            <text:p>0.90</text:p>
          </table:table-cell>
          <table:table-cell table:formula="of:=2.5*[.G9]/[.H9]" office:value-type="float" office:value="1.00086655112652" calcext:value-type="float">
            <text:p>1.00</text:p>
          </table:table-cell>
          <table:table-cell table:number-columns-repeated="1009"/>
        </table:table-row>
        <table:table-row table:style-name="ro3">
          <table:table-cell table:number-columns-repeated="13"/>
          <table:table-cell table:number-columns-repeated="2" table:style-name="ce4" office:value-type="string" calcext:value-type="string">
            <text:p>NORMALISED</text:p>
          </table:table-cell>
          <table:table-cell table:number-columns-repeated="1009"/>
        </table:table-row>
        <table:table-row table:style-name="ro4" table:number-rows-repeated="2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style-name="ce4" office:value-type="string" calcext:value-type="string">
            <text:p>r_v / r_c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3]/[.K3])" office:value-type="float" office:value="0.997298461952199" calcext:value-type="float">
            <text:p>1.00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4]/[.K4])" office:value-type="float" office:value="0.813622784852473" calcext:value-type="float">
            <text:p>0.81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5]/[.K5])" office:value-type="float" office:value="0.984367056862985" calcext:value-type="float">
            <text:p>0.98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6]/[.K6])" office:value-type="float" office:value="0.846577309807569" calcext:value-type="float">
            <text:p>0.85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7]/[.K7])" office:value-type="float" office:value="0.849679635911649" calcext:value-type="float">
            <text:p>0.85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8]/[.K8])" office:value-type="float" office:value="0.892529041202052" calcext:value-type="float">
            <text:p>0.89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formula="of:=1.52*([.J9]/[.K9])" office:value-type="float" office:value="0.920854914117646" calcext:value-type="float">
            <text:p>0.92</text:p>
          </table:table-cell>
          <table:table-cell table:number-columns-repeated="1009"/>
        </table:table-row>
        <table:table-row table:style-name="ro4">
          <table:table-cell table:number-columns-repeated="13"/>
          <table:table-cell table:style-name="Default"/>
          <table:table-cell table:style-name="ce4" office:value-type="string" calcext:value-type="string">
            <text:p>NORMALISED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2:11:52.553252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1:46:25.113621390</meta:creation-date>
    <dc:date>2016-07-19T14:34:22.135714116</dc:date>
    <meta:editing-duration>PT5H24M37S</meta:editing-duration>
    <meta:editing-cycles>4</meta:editing-cycles>
    <meta:generator>LibreOffice/4.2.8.2$Linux_X86_64 LibreOffice_project/420m0$Build-2</meta:generator>
    <meta:document-statistic meta:table-count="1" meta:cell-count="2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72cm" svg:height="4.767cm" xlink:href=".." xlink:type="simple" chart:class="chart:line" chart:style-name="ch1">
        <chart:legend chart:legend-position="end" svg:x="8.218cm" svg:y="1.835cm" style:legend-expansion="high" chart:style-name="ch2"/>
        <chart:plot-area chart:style-name="ch3" table:cell-range-address="Sheet1.N2:Sheet1.O9" chart:data-source-has-labels="row" svg:x="0.249cm" svg:y="0.095cm" svg:width="7.72cm" svg:height="4.577cm">
          <chartooo:coordinate-region svg:x="1.161cm" svg:y="0.295cm" svg:width="6.714cm" svg:height="3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9" chart:label-cell-address="Sheet1.N2:Sheet1.N2" chart:class="chart:line">
            <chart:data-point chart:repeated="7"/>
          </chart:series>
          <chart:series chart:style-name="ch8" chart:values-cell-range-address="Sheet1.O3:Sheet1.O9" chart:label-cell-address="Sheet1.O2:Sheet1.O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N2:Sheet1.N2</svg:desc>
                </draw:g>
              </table:table-cell>
              <table:table-cell office:value-type="string">
                <text:p>mc_avg / sndl_avg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90099009901">
                <text:p>0.900990099009901</text:p>
                <draw:g>
                  <svg:desc>Sheet1.N3:Sheet1.N9</svg:desc>
                </draw:g>
              </table:table-cell>
              <table:table-cell office:value-type="float" office:value="0.996770186335404">
                <text:p>0.996770186335404</text:p>
                <draw:g>
                  <svg:desc>Sheet1.O3:Sheet1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687391304347826">
                <text:p>0.68739130434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275813295615">
                <text:p>0.615275813295615</text:p>
              </table:table-cell>
              <table:table-cell office:value-type="float" office:value="0.811491712707182">
                <text:p>0.811491712707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847241867">
                <text:p>0.67043847241867</text:p>
              </table:table-cell>
              <table:table-cell office:value-type="float" office:value="0.629753694581281">
                <text:p>0.62975369458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42083333333333">
                <text:p>0.9420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159830268741">
                <text:p>0.741159830268741</text:p>
              </table:table-cell>
              <table:table-cell office:value-type="float" office:value="0.686601941747573">
                <text:p>0.686601941747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990099009901">
                <text:p>0.900990099009901</text:p>
              </table:table-cell>
              <table:table-cell office:value-type="float" office:value="0.682943722943723">
                <text:p>0.682943722943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18cm" svg:height="4.801cm" xlink:href=".." xlink:type="simple" chart:class="chart:line" chart:style-name="ch1">
        <chart:legend chart:legend-position="end" svg:x="8.058cm" svg:y="1.852cm" style:legend-expansion="high" chart:style-name="ch2"/>
        <chart:plot-area chart:style-name="ch3" table:cell-range-address="Sheet1.N13:Sheet1.O20" chart:data-source-has-labels="row" svg:x="0.248cm" svg:y="0.096cm" svg:width="7.562cm" svg:height="4.609cm">
          <chartooo:coordinate-region svg:x="1.16cm" svg:y="0.296cm" svg:width="6.556cm" svg:height="3.7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14:Sheet1.N20" chart:label-cell-address="Sheet1.N13:Sheet1.N13" chart:class="chart:line">
            <chart:data-point chart:repeated="7"/>
          </chart:series>
          <chart:series chart:style-name="ch8" chart:values-cell-range-address="Sheet1.O14:Sheet1.O20" chart:label-cell-address="Sheet1.O13:Sheet1.O1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N13:Sheet1.N13</svg:desc>
                </draw:g>
              </table:table-cell>
              <table:table-cell office:value-type="string">
                <text:p>1 / (sndl_max * r_v)</text:p>
                <draw:g>
                  <svg:desc>Sheet1.O13:Sheet1.O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90099009901">
                <text:p>0.900990099009901</text:p>
                <draw:g>
                  <svg:desc>Sheet1.N14:Sheet1.N20</svg:desc>
                </draw:g>
              </table:table-cell>
              <table:table-cell office:value-type="float" office:value="0.698725471283478">
                <text:p>0.698725471283478</text:p>
                <draw:g>
                  <svg:desc>Sheet1.O14:Sheet1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563618234463259">
                <text:p>0.56361823446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275813295615">
                <text:p>0.615275813295615</text:p>
              </table:table-cell>
              <table:table-cell office:value-type="float" office:value="0.681286390623106">
                <text:p>0.681286390623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847241867">
                <text:p>0.67043847241867</text:p>
              </table:table-cell>
              <table:table-cell office:value-type="float" office:value="0.679824082295413">
                <text:p>0.679824082295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0224803278479">
                <text:p>1.00224803278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159830268741">
                <text:p>0.741159830268741</text:p>
              </table:table-cell>
              <table:table-cell office:value-type="float" office:value="0.707228776973012">
                <text:p>0.707228776973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990099009901">
                <text:p>0.900990099009901</text:p>
              </table:table-cell>
              <table:table-cell office:value-type="float" office:value="0.763242226881541">
                <text:p>0.763242226881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63cm" svg:height="4.828cm" xlink:href=".." xlink:type="simple" chart:class="chart:line" chart:style-name="ch1">
        <chart:legend chart:legend-position="end" svg:x="8.003cm" svg:y="1.866cm" style:legend-expansion="high" chart:style-name="ch2"/>
        <chart:plot-area chart:style-name="ch3" table:cell-range-address="Sheet1.N24:Sheet1.O31" chart:data-source-has-labels="row" svg:x="0.247cm" svg:y="0.096cm" svg:width="7.509cm" svg:height="4.636cm">
          <chartooo:coordinate-region svg:x="1.159cm" svg:y="0.296cm" svg:width="6.503cm" svg:height="3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5:Sheet1.N31" chart:label-cell-address="Sheet1.N24:Sheet1.N24" chart:class="chart:line">
            <chart:data-point chart:repeated="7"/>
          </chart:series>
          <chart:series chart:style-name="ch8" chart:values-cell-range-address="Sheet1.O25:Sheet1.O31" chart:label-cell-address="Sheet1.O24:Sheet1.O2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N24:Sheet1.N24</svg:desc>
                </draw:g>
              </table:table-cell>
              <table:table-cell office:value-type="string">
                <text:p>1 / (sndl_max * r_c)</text:p>
                <draw:g>
                  <svg:desc>Sheet1.O24:Sheet1.O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90099009901">
                <text:p>0.900990099009901</text:p>
                <draw:g>
                  <svg:desc>Sheet1.N25:Sheet1.N31</svg:desc>
                </draw:g>
              </table:table-cell>
              <table:table-cell office:value-type="float" office:value="0.81722972972973">
                <text:p>0.81722972972973</text:p>
                <draw:g>
                  <svg:desc>Sheet1.O25:Sheet1.O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537799717912554">
                <text:p>0.537799717912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275813295615">
                <text:p>0.615275813295615</text:p>
              </table:table-cell>
              <table:table-cell office:value-type="float" office:value="0.786500888099467">
                <text:p>0.786500888099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847241867">
                <text:p>0.67043847241867</text:p>
              </table:table-cell>
              <table:table-cell office:value-type="float" office:value="0.674956217162874">
                <text:p>0.67495621716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8717948717949">
                <text:p>0.998717948717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159830268741">
                <text:p>0.741159830268741</text:p>
              </table:table-cell>
              <table:table-cell office:value-type="float" office:value="0.740277777777777">
                <text:p>0.740277777777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990099009901">
                <text:p>0.900990099009901</text:p>
              </table:table-cell>
              <table:table-cell office:value-type="float" office:value="0.824263431542462">
                <text:p>0.824263431542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08cm" svg:height="4.828cm" xlink:href=".." xlink:type="simple" chart:class="chart:line" chart:style-name="ch1">
        <chart:legend chart:legend-position="end" svg:x="7.928cm" svg:y="1.866cm" style:legend-expansion="high" chart:style-name="ch2"/>
        <chart:plot-area chart:style-name="ch3" table:cell-range-address="Sheet1.N35:Sheet1.O42" chart:data-source-has-labels="row" svg:x="0.212cm" svg:y="0.108cm" svg:width="7.681cm" svg:height="4.572cm">
          <chartooo:coordinate-region svg:x="1.124cm" svg:y="0.308cm" svg:width="6.675cm" svg:height="3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6:Sheet1.N42" chart:label-cell-address="Sheet1.N35:Sheet1.N35" chart:class="chart:line">
            <chart:data-point chart:repeated="7"/>
          </chart:series>
          <chart:series chart:style-name="ch8" chart:values-cell-range-address="Sheet1.O36:Sheet1.O42" chart:label-cell-address="Sheet1.O35:Sheet1.O35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N35:Sheet1.N35</svg:desc>
                </draw:g>
              </table:table-cell>
              <table:table-cell office:value-type="string">
                <text:p>1 / (sndl_max * r_v * r_c)</text:p>
                <draw:g>
                  <svg:desc>Sheet1.O35:Sheet1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90099009901">
                <text:p>0.900990099009901</text:p>
                <draw:g>
                  <svg:desc>Sheet1.N36:Sheet1.N42</svg:desc>
                </draw:g>
              </table:table-cell>
              <table:table-cell office:value-type="float" office:value="0.616579659355194">
                <text:p>0.616579659355194</text:p>
                <draw:g>
                  <svg:desc>Sheet1.O36:Sheet1.O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391984229498883">
                <text:p>0.391984229498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275813295615">
                <text:p>0.615275813295615</text:p>
              </table:table-cell>
              <table:table-cell office:value-type="float" office:value="0.550242434444122">
                <text:p>0.550242434444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847241867">
                <text:p>0.67043847241867</text:p>
              </table:table-cell>
              <table:table-cell office:value-type="float" office:value="0.477886772284881">
                <text:p>0.477886772284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6844608608034">
                <text:p>0.996844608608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159830268741">
                <text:p>0.741159830268741</text:p>
              </table:table-cell>
              <table:table-cell office:value-type="float" office:value="0.550039494021445">
                <text:p>0.550039494021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990099009901">
                <text:p>0.900990099009901</text:p>
              </table:table-cell>
              <table:table-cell office:value-type="float" office:value="0.662096039597414">
                <text:p>0.6620960395974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28cm" svg:height="4.856cm" xlink:href=".." xlink:type="simple" chart:class="chart:line" chart:style-name="ch1">
        <chart:legend chart:legend-position="end" svg:x="8.009cm" svg:y="1.88cm" style:legend-expansion="high" chart:style-name="ch2"/>
        <chart:plot-area chart:style-name="ch3" table:cell-range-address="Sheet1.N46:Sheet1.O53" chart:data-source-has-labels="row" svg:x="0.25cm" svg:y="0.097cm" svg:width="7.509cm" svg:height="4.662cm">
          <chartooo:coordinate-region svg:x="1.162cm" svg:y="0.297cm" svg:width="6.503cm" svg:height="3.8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47:Sheet1.N53" chart:label-cell-address="Sheet1.N46:Sheet1.N46" chart:class="chart:line">
            <chart:data-point chart:repeated="7"/>
          </chart:series>
          <chart:series chart:style-name="ch8" chart:values-cell-range-address="Sheet1.O47:Sheet1.O53" chart:label-cell-address="Sheet1.O46:Sheet1.O46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N46:Sheet1.N46</svg:desc>
                </draw:g>
              </table:table-cell>
              <table:table-cell office:value-type="string">
                <text:p>sndl_avg / sndl_max</text:p>
                <draw:g>
                  <svg:desc>Sheet1.O46:Sheet1.O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90099009901">
                <text:p>0.900990099009901</text:p>
                <draw:g>
                  <svg:desc>Sheet1.N47:Sheet1.N53</svg:desc>
                </draw:g>
              </table:table-cell>
              <table:table-cell office:value-type="float" office:value="0.679898648648649">
                <text:p>0.679898648648649</text:p>
                <draw:g>
                  <svg:desc>Sheet1.O47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648801128349788">
                <text:p>0.648801128349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275813295615">
                <text:p>0.615275813295615</text:p>
              </table:table-cell>
              <table:table-cell office:value-type="float" office:value="0.803730017761989">
                <text:p>0.803730017761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43847241867">
                <text:p>0.67043847241867</text:p>
              </table:table-cell>
              <table:table-cell office:value-type="float" office:value="0.888791593695271">
                <text:p>0.88879159369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79120879120879">
                <text:p>0.879120879120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159830268741">
                <text:p>0.741159830268741</text:p>
              </table:table-cell>
              <table:table-cell office:value-type="float" office:value="0.894097222222222">
                <text:p>0.894097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990099009901">
                <text:p>0.900990099009901</text:p>
              </table:table-cell>
              <table:table-cell office:value-type="float" office:value="1.00086655112652">
                <text:p>1.000866551126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16cm" svg:height="5.545cm" xlink:href=".." xlink:type="simple" chart:class="chart:line" chart:style-name="ch1">
        <chart:legend chart:legend-position="end" svg:x="8.202cm" svg:y="2.473cm" style:legend-expansion="high" chart:style-name="ch2"/>
        <chart:plot-area chart:style-name="ch3" table:cell-range-address="Sheet1.O57:Sheet1.O64" chart:data-source-has-labels="row" svg:x="0.216cm" svg:y="0.11cm" svg:width="7.77cm" svg:height="5.325cm">
          <chartooo:coordinate-region svg:x="1.128cm" svg:y="0.31cm" svg:width="6.764cm" svg:height="4.4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58:Sheet1.O64" chart:label-cell-address="Sheet1.O57:Sheet1.O5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v / r_c</text:p>
                <draw:g>
                  <svg:desc>Sheet1.O57:Sheet1.O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298461952199">
                <text:p>0.997298461952199</text:p>
                <draw:g>
                  <svg:desc>Sheet1.O58:Sheet1.O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622784852473">
                <text:p>0.81362278485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367056862985">
                <text:p>0.984367056862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577309807569">
                <text:p>0.846577309807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679635911649">
                <text:p>0.849679635911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2529041202052">
                <text:p>0.892529041202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0854914117646">
                <text:p>0.920854914117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